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solid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12 pt Times New Roman, top margin = 0.0, bottom margin = 0.0, left margin = 0.0, right margin = 0.0, first line indent = 0.0, automatic first line indent = false, line height = 100%, some cp1250 letters: zażółć gęślą jaźń.</text:p>
      <text:p text:style-name="style1">Font 12 pt, 16pt Times New Roman, top margin = 1.0cm, bottom margin = 2.0cm, left margin = 0.5cm, right margin = 1.5cm, <text:span text:style-name="T1">first line indent = 1.3cm</text:span>, automatic first line indent = false, line height = 130% (proportional), some cp1250 letters: zażółć gęślą jaźń.</text:p>
      <text:p text:style-name="style2">Font 12 pt,16pt Times New Roman, top margin = 0.0cm, bottom margin = 1.0cm, left margin = 0.5cm, right margin = 1.5cm, <text:span text:style-name="T1">automatic first line indent = true</text:span>, line height = 0.6cm (constant), some cp1250 letters: zażółć gęślą jaźń.</text:p>
      <text:p text:style-name="P1">This text contains two empty text:span<text:span text:style-name="T1"/> and should be rendered<text:span text:style-name="T1"/> in a single line.</text:p>
      <text:p text:style-name="P1">Below this line there are two empty paragraphs, so two empty lines should be rendered below.</text:p>
      <text:p text:style-name="P1"/>
      <text:p text:style-name="P1"/>
      <text:p text:style-name="P1">End of text</text:p>
      <text:p text:style-name="P1"/>
      <text:p text:style-name="P3">&lt;bold italic&gt; <text:span text:style-name="T4">&lt;normal&gt;</text:span></text:p>
      <text:p text:style-name="P3"><text:span text:style-name="T4">&lt;normal&gt; </text:span><text:span text:style-name="T3">&lt;bold&gt; </text:span><text:span text:style-name="T5">&lt;bold underline&gt; </text:span><text:span text:style-name="T8">&lt;normal strikethru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yle1" style:family="paragraph" style:parent-style-name="Standard" style:class="text">
      <style:paragraph-properties fo:margin-left="0.499cm" fo:margin-right="1.499cm" fo:margin-top="1cm" fo:margin-bottom="2cm" fo:line-height="130%" fo:text-indent="1.3cm" style:auto-text-indent="false"/>
    </style:style>
    <style:style style:name="style2" style:family="paragraph" style:parent-style-name="style1" style:class="text">
      <style:paragraph-properties fo:margin-left="0.499cm" fo:margin-right="1.499cm" fo:margin-top="0cm" fo:margin-bottom="1cm" fo:line-height="0.6cm" fo:text-indent="0.7cm" style:auto-text-indent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13T11:28:48.13</meta:creation-date>
    <dc:date>2012-02-17T12:51:26.54</dc:date>
    <dc:creator>L P</dc:creator>
    <meta:editing-duration>PT03H04M31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69" meta:character-count="967"/>
  </office:meta>
</office:document-meta>
</file>